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false"/>
    </style:style>
    <style:style style:name="ACOL-2" style:family="table-column">
      <style:table-column-properties style:column-width="122.25pt" style:use-optimal-column-width="false"/>
    </style:style>
    <style:style style:name="ACOL-3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Lis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254"/>
        <table:table-row table:style-name="AROW-0">
          <table:table-cell table:style-name="Gnumeric-default" office:value-type="string">
            <text:p>freq</text:p>
          </table:table-cell>
          <table:table-cell table:style-name="Gnumeric-default" office:value-type="float" office:value="2400">
            <text:p>240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dist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loss</text:p>
          </table:table-cell>
          <table:table-cell table:style-name="Gnumeric-default" table:formula="of:=20*LOG10([.B2])+20*LOG10([.B1]*1000000)-147.55000000000001" office:value-type="float" office:value="52.095424660791366">
            <text:p>52,095424660791366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loss+freq -&gt; max distance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freq</text:p>
          </table:table-cell>
          <table:table-cell table:style-name="Gnumeric-default" office:value-type="float" office:value="2400">
            <text:p>240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Rx sensivity</text:p>
          </table:table-cell>
          <table:table-cell table:style-name="Gnumeric-default" office:value-type="float" office:value="-60">
            <text:p>−6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Tx power </text:p>
          </table:table-cell>
          <table:table-cell table:style-name="Gnumeric-default" office:value-type="float" office:value="20">
            <text:p>2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Rx ant gain</text:p>
          </table:table-cell>
          <table:table-cell table:style-name="Gnumeric-default" office:value-type="float" office:value="0">
            <text:p>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Tx ant gain</text:p>
          </table:table-cell>
          <table:table-cell table:style-name="Gnumeric-default" office:value-type="float" office:value="6">
            <text:p>6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Extra losses</text:p>
          </table:table-cell>
          <table:table-cell table:style-name="Gnumeric-default" office:value-type="float" office:value="0">
            <text:p>0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Max loss</text:p>
          </table:table-cell>
          <table:table-cell table:style-name="Gnumeric-default" office:value-type="float" office:value="52">
            <text:p>52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Max distance</text:p>
          </table:table-cell>
          <table:table-cell table:style-name="Gnumeric-default" table:formula="of:=10^(([.B14]-20*LOG([.B8]*1000000)+147.55000000000001)/20)" office:value-type="float" office:value="3.9562958300091617">
            <text:p>3,9562958300091617</text:p>
          </table:table-cell>
          <table:table-cell table:number-columns-repeated="254" table:style-name="Gnumeric-default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Print_Area" table:expression="of:=#ODKAZ!" table:base-cell-address="$'List1'.$A$1"/>
          <table:named-expression table:name="Sheet_Title" table:expression="of:=&quot;List1&quot;" table:base-cell-address="$'List1'.$A$1"/>
        </table:named-expressions>
      </table:table>
      <table:table table:name="Lis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ODKAZ!" table:base-cell-address="$'List2'.$A$1"/>
          <table:named-expression table:name="Sheet_Title" table:expression="of:=&quot;List2&quot;" table:base-cell-address="$'List2'.$A$1"/>
        </table:named-expressions>
      </table:table>
      <table:table table:name="Lis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ODKAZ!" table:base-cell-address="$'List3'.$A$1"/>
          <table:named-expression table:name="Sheet_Title" table:expression="of:=&quot;List3&quot;" table:base-cell-address="$'Lis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Lis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is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Lis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19T12:56:24Z</dc:date>
    <meta:creation-date>2016-03-19T12:42:22Z</meta:creation-date>
    <meta:generator>gnumeric/1.12.27</meta:generator>
  </office:meta>
</office:document-meta>
</file>